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, arial, helvetica, clean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3ae21" officeooo:paragraph-rsid="0013ae21" style:font-size-asian="11pt" style:font-size-complex="11pt"/>
    </style:style>
    <style:style style:name="P2" style:family="paragraph" style:parent-style-name="Standard" style:list-style-name="L1">
      <style:text-properties officeooo:rsid="0013ae21" officeooo:paragraph-rsid="0013ae21"/>
    </style:style>
    <style:style style:name="P3" style:family="paragraph" style:parent-style-name="Standard" style:list-style-name="L1">
      <style:text-properties officeooo:rsid="0013ae21" officeooo:paragraph-rsid="001c6a3b"/>
    </style:style>
    <style:style style:name="P4" style:family="paragraph" style:parent-style-name="Standard">
      <style:paragraph-properties fo:text-align="center" style:justify-single-word="false"/>
      <style:text-properties officeooo:rsid="0013ae21" officeooo:paragraph-rsid="0013ae21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3ae21" officeooo:paragraph-rsid="0013ae21" style:font-size-asian="12pt" style:font-size-complex="12pt"/>
    </style:style>
    <style:style style:name="P6" style:family="paragraph" style:parent-style-name="Standard" style:list-style-name="L1">
      <style:text-properties officeooo:rsid="001c6a3b" officeooo:paragraph-rsid="001c6a3b"/>
    </style:style>
    <style:style style:name="P7" style:family="paragraph" style:parent-style-name="Standard" style:list-style-name="L1">
      <style:paragraph-properties fo:margin-top="0in" fo:margin-bottom="0.1598in" loext:contextual-spacing="false"/>
      <style:text-properties officeooo:rsid="001dc293" officeooo:paragraph-rsid="001dc293"/>
    </style:style>
    <style:style style:name="P8" style:family="paragraph" style:parent-style-name="Standard">
      <style:paragraph-properties fo:margin-top="0in" fo:margin-bottom="0.1598in" loext:contextual-spacing="false"/>
      <style:text-properties officeooo:rsid="001dc293" officeooo:paragraph-rsid="001dc293"/>
    </style:style>
    <style:style style:name="P9" style:family="paragraph" style:parent-style-name="Standard" style:list-style-name="L1">
      <style:paragraph-properties fo:margin-top="0in" fo:margin-bottom="0.1598in" loext:contextual-spacing="false" fo:break-before="page"/>
      <style:text-properties officeooo:rsid="001c6a3b" officeooo:paragraph-rsid="001c6a3b"/>
    </style:style>
    <style:style style:name="P10" style:family="paragraph" style:parent-style-name="Standard" style:list-style-name="L1">
      <style:paragraph-properties fo:margin-top="0in" fo:margin-bottom="0.1598in" loext:contextual-spacing="false" fo:break-before="page"/>
      <style:text-properties officeooo:rsid="001dc293" officeooo:paragraph-rsid="001dc293"/>
    </style:style>
    <style:style style:name="P11" style:family="paragraph" style:parent-style-name="Standard" style:list-style-name="L1">
      <style:paragraph-properties fo:margin-top="0.2598in" fo:margin-bottom="0.0402in" loext:contextual-spacing="false"/>
      <style:text-properties officeooo:rsid="001c6a3b" officeooo:paragraph-rsid="001c6a3b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c6a3b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3pt" fo:font-weight="bold" officeooo:rsid="001c6a3b" style:font-size-asian="13pt" style:font-weight-asian="bold" style:font-size-complex="13pt" style:font-weight-complex="bold"/>
    </style:style>
    <style:style style:name="T6" style:family="text">
      <style:text-properties officeooo:rsid="001fa151"/>
    </style:style>
    <style:style style:name="fr1" style:family="graphic" style:parent-style-name="OLE">
      <style:graphic-properties style:vertical-pos="from-top" style:vertical-rel="paragraph" style:horizontal-pos="from-left" style:horizontal-rel="paragraph" fo:padding="0.0193in" fo:border="0.06pt solid #000000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fo:padding="0.0193in" fo:border="0.06pt solid #000000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milia Mioduszewska<text:line-break/>Piotr Węglewski</text:p>
      <text:p text:style-name="P4"><text:span text:style-name="T4">Task </text:span><text:span text:style-name="T5">2</text:span></text:p>
      <text:p text:style-name="P5">Algorithm design strategies.</text:p>
      <text:list xml:id="list1456391437954616720" text:style-name="L1">
        <text:list-item>
          <text:p text:style-name="P2">Experimental Procedure</text:p>
          <text:p text:style-name="P3">We decided to implement a <text:span text:style-name="T3">Problem 2 and 3</text:span>. Profiling is based on time of function execution with 1ms <text:span text:style-name="T3">or 1ns </text:span>accuracy<text:span text:style-name="T3"> depednig on the settings.</text:span></text:p>
        </text:list-item>
        <text:list-item>
          <text:p text:style-name="P6"><text:span text:style-name="T2">Problem 2</text:span></text:p>
          <text:p text:style-name="P6"><draw:frame draw:style-name="fr1" draw:name="Object1" text:anchor-type="paragraph" svg:x="-0.1807in" svg:y="0.3638in" svg:width="7.1146in" svg:height="4.711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2">Naive approach is based on iterative searching.</text:span></text:p>
          <text:p text:style-name="P11"/>
          <text:p text:style-name="P9"><text:span text:style-name="T2">Faster solution is based on divide and conquer strategy and it's very similar to binary search.</text:span></text:p>
        </text:list-item>
      </text:list>
      <text:p text:style-name="P8"><draw:frame draw:style-name="fr2" draw:name="Object7" text:anchor-type="paragraph" svg:width="6.9984in" svg:height="4.748in" draw:z-index="1"><draw:object xlink:href="./Object 7" xlink:type="simple" xlink:show="embed" xlink:actuate="onLoad"/><draw:image xlink:href="./ObjectReplacements/Object 7" xlink:type="simple" xlink:show="embed" xlink:actuate="onLoad"/></draw:frame></text:p>
      <text:list xml:id="list85153328341438" text:continue-numbering="true" text:style-name="L1">
        <text:list-header>
          <text:p text:style-name="P7">Results</text:p>
          <text:p text:style-name="P7">The result is case of “binary search” was as expected: O(n) complexity for naive approach and O(logn) for divide and conquer strategy. In worth to point out that in case of faster solution <text:span text:style-name="T6">the time behaves like a constant value even if the size of an array was increased 4-times. </text:span></text:p>
        </text:list-header>
        <text:list-item>
          <text:p text:style-name="P10"><text:span text:style-name="T2">Problem 3</text:span></text:p>
          <text:p text:style-name="P7"><text:span text:style-name="T2">Naive approach is again based on iterative solution. Algorithm iterates through the array and first checks what player does not play current day and then it searches for the opponent.</text:span></text:p>
          <text:p text:style-name="P7"><draw:frame draw:style-name="fr2" draw:name="Object8" text:anchor-type="paragraph" svg:width="7.0028in" svg:height="4.1898in" draw:z-index="2"><draw:object xlink:href="./Object 8" xlink:type="simple" xlink:show="embed" xlink:actuate="onLoad"/><draw:image xlink:href="./ObjectReplacements/Object 8" xlink:type="simple" xlink:show="embed" xlink:actuate="onLoad"/></draw:frame><text:span text:style-name="T2"/></text:p>
          <text:p text:style-name="P10"><text:span text:style-name="T2">Divide and conquer approach is implemented nie wiem jak ale daje dobre rezultaty</text:span></text:p>
          <text:p text:style-name="P7"><draw:frame draw:style-name="fr2" draw:name="Object9" text:anchor-type="paragraph" svg:width="7.1366in" svg:height="4.7953in" draw:z-index="3"><draw:object xlink:href="./Object 9" xlink:type="simple" xlink:show="embed" xlink:actuate="onLoad"/><draw:image xlink:href="./ObjectReplacements/Object 9" xlink:type="simple" xlink:show="embed" xlink:actuate="onLoad"/></draw:frame><text:span text:style-name="T2"/></text:p>
          <text:p text:style-name="P7"><text:span text:style-name="T2">Results</text:span></text:p>
          <text:p text:style-name="P7"><text:span text:style-name="T2">In case of “tournament problem” we managed to decrease the algorithm complexity from O(n</text:span><text:span text:style-name="T1">4</text:span><text:span text:style-name="T2">) to O(n</text:span><text:span text:style-name="T1">2</text:span><text:span text:style-name="T2">). Again the divide the conquer strategy introduced a great improvement in time needed to accomplish the task. From the graphs we can see that faster solution for n=4096 is still faster that naive approach for n=1024. And comparing the time for n=1024 the second solution is over 7000 times faste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" svg:font-family="'Trebuchet MS', arial, helvetica, clean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598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19:41:07.847738127</meta:creation-date>
    <dc:date>2015-11-19T08:51:51.433420039</dc:date>
    <meta:editing-duration>PT9M32S</meta:editing-duration>
    <meta:editing-cycles>3</meta:editing-cycles>
    <meta:generator>LibreOffice/5.0.2.2$Linux_X86_64 LibreOffice_project/00m0$Build-2</meta:generator>
    <meta:document-statistic meta:table-count="0" meta:image-count="0" meta:object-count="4" meta:page-count="4" meta:paragraph-count="15" meta:word-count="228" meta:character-count="1352" meta:non-whitespace-character-count="114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968cm" svg:height="11.863cm" xlink:href="." xlink:type="simple" chart:class="chart:scatter" chart:style-name="ch1">
        <chart:title svg:x="6.176cm" svg:y="0.373cm" chart:style-name="ch2">
          <text:p>Problem 2 - naive approach</text:p>
        </chart:title>
        <chart:plot-area chart:style-name="ch3" chart:data-source-has-labels="both" svg:x="1.37cm" svg:y="1.415cm" svg:width="16.239cm" svg:height="9.23cm">
          <chartooo:coordinate-region svg:x="2.111cm" svg:y="1.614cm" svg:width="14.755cm" svg:height="8.384cm"/>
          <chart:axis chart:dimension="x" chart:name="primary-x" chart:style-name="ch4" chartooo:axis-type="auto">
            <chart:title svg:x="9.339cm" svg:y="10.882cm" chart:style-name="ch5">
              <text:p>n</text:p>
            </chart:title>
            <chart:categories table:cell-range-address="local-table.$A$2:.$A$21"/>
            <chart:grid chart:style-name="ch6" chart:class="major"/>
          </chart:axis>
          <chart:axis chart:dimension="y" chart:name="primary-y" chart:style-name="ch7">
            <chart:title svg:x="0.451cm" svg:y="6.418cm" chart:style-name="ch8">
              <text:p>t[ms]</text:p>
            </chart:title>
            <chart:grid chart:style-name="ch6" chart:class="major"/>
          </chart:axis>
          <chart:series chart:style-name="ch9" chart:values-cell-range-address="local-table.$C$2:.$C$21" chart:label-cell-address="local-table.$C$1" chart:class="chart:scatter">
            <chart:domain table:cell-range-address="local-table.$B$2:.$B$2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0">
                <text:p>500000</text:p>
              </table:table-cell>
              <table:table-cell office:value-type="float" office:value="0.664818">
                <text:p>0.6648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0">
                <text:p>1000000</text:p>
              </table:table-cell>
              <table:table-cell office:value-type="float" office:value="0.76196">
                <text:p>0.761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00">
                <text:p>1500000</text:p>
              </table:table-cell>
              <table:table-cell office:value-type="float" office:value="1.336928">
                <text:p>1.3369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00">
                <text:p>2000000</text:p>
              </table:table-cell>
              <table:table-cell office:value-type="float" office:value="1.95272">
                <text:p>1.95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00">
                <text:p>2500000</text:p>
              </table:table-cell>
              <table:table-cell office:value-type="float" office:value="1.721133">
                <text:p>1.721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0">
                <text:p>3000000</text:p>
              </table:table-cell>
              <table:table-cell office:value-type="float" office:value="1.940324">
                <text:p>1.9403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000">
                <text:p>3500000</text:p>
              </table:table-cell>
              <table:table-cell office:value-type="float" office:value="2.249086">
                <text:p>2.2490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000">
                <text:p>4000000</text:p>
              </table:table-cell>
              <table:table-cell office:value-type="float" office:value="2.5671925">
                <text:p>2.56719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000">
                <text:p>4500000</text:p>
              </table:table-cell>
              <table:table-cell office:value-type="float" office:value="3.0856085">
                <text:p>3.08560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00">
                <text:p>5000000</text:p>
              </table:table-cell>
              <table:table-cell office:value-type="float" office:value="3.270551">
                <text:p>3.2705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000">
                <text:p>5500000</text:p>
              </table:table-cell>
              <table:table-cell office:value-type="float" office:value="3.7208925">
                <text:p>3.72089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000">
                <text:p>6000000</text:p>
              </table:table-cell>
              <table:table-cell office:value-type="float" office:value="4.011098">
                <text:p>4.0110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000">
                <text:p>6500000</text:p>
              </table:table-cell>
              <table:table-cell office:value-type="float" office:value="4.4312735">
                <text:p>4.43127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000">
                <text:p>7000000</text:p>
              </table:table-cell>
              <table:table-cell office:value-type="float" office:value="4.4462095">
                <text:p>4.44620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000">
                <text:p>7500000</text:p>
              </table:table-cell>
              <table:table-cell office:value-type="float" office:value="4.773267">
                <text:p>4.7732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000">
                <text:p>8000000</text:p>
              </table:table-cell>
              <table:table-cell office:value-type="float" office:value="5.18863">
                <text:p>5.188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000">
                <text:p>8500000</text:p>
              </table:table-cell>
              <table:table-cell office:value-type="float" office:value="5.4047745">
                <text:p>5.40477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000">
                <text:p>9000000</text:p>
              </table:table-cell>
              <table:table-cell office:value-type="float" office:value="5.7329565">
                <text:p>5.73295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000">
                <text:p>9500000</text:p>
              </table:table-cell>
              <table:table-cell office:value-type="float" office:value="6.036978">
                <text:p>6.0369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000">
                <text:p>10000000</text:p>
              </table:table-cell>
              <table:table-cell office:value-type="float" office:value="6.668411">
                <text:p>6.6684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false" chart:minimum="2000000" chart:maximum="9000000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400" chart:maximum="550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74cm" svg:height="11.957cm" xlink:href="." xlink:type="simple" chart:class="chart:scatter" chart:style-name="ch1">
        <chart:title svg:x="4.772cm" svg:y="0.375cm" chart:style-name="ch2">
          <text:p>Problem 2 - divide-and-conquer strategy</text:p>
        </chart:title>
        <chart:plot-area chart:style-name="ch3" chart:data-source-has-labels="both" svg:x="1.364cm" svg:y="1.419cm" svg:width="15.957cm" svg:height="9.318cm">
          <chartooo:coordinate-region svg:x="2.171cm" svg:y="1.419cm" svg:width="14.407cm" svg:height="8.671cm"/>
          <chart:axis chart:dimension="x" chart:name="primary-x" chart:style-name="ch4" chartooo:axis-type="auto">
            <chart:title svg:x="9.192cm" svg:y="10.976cm" chart:style-name="ch5">
              <text:p>n</text:p>
            </chart:title>
            <chart:categories table:cell-range-address="local-table.$A$2:.$A$17"/>
            <chart:grid chart:style-name="ch6" chart:class="major"/>
          </chart:axis>
          <chart:axis chart:dimension="y" chart:name="primary-y" chart:style-name="ch7">
            <chart:title svg:x="0.451cm" svg:y="6.426cm" chart:style-name="ch8">
              <text:p>t[ns]</text:p>
            </chart:title>
            <chart:grid chart:style-name="ch6" chart:class="major"/>
          </chart:axis>
          <chart:series chart:style-name="ch9" chart:values-cell-range-address="local-table.$C$2:.$C$17" chart:label-cell-address="local-table.$C$1" chart:class="chart:scatter">
            <chart:domain table:cell-range-address="local-table.$B$2:.$B$17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000">
                <text:p>2500000</text:p>
              </table:table-cell>
              <table:table-cell office:value-type="float" office:value="486.5">
                <text:p>486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000">
                <text:p>3000000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0000">
                <text:p>350000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0">
                <text:p>4000000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0000">
                <text:p>450000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">
                <text:p>5000000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00000">
                <text:p>5500000</text:p>
              </table:table-cell>
              <table:table-cell office:value-type="float" office:value="480.5">
                <text:p>48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0000">
                <text:p>6000000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00000">
                <text:p>650000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00000">
                <text:p>7000000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00000">
                <text:p>7500000</text:p>
              </table:table-cell>
              <table:table-cell office:value-type="float" office:value="482.5">
                <text:p>482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0000">
                <text:p>800000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00000">
                <text:p>85000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00000">
                <text:p>9000000</text:p>
              </table:table-cell>
              <table:table-cell office:value-type="float" office:value="499.5">
                <text:p>499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00000">
                <text:p>9500000</text:p>
              </table:table-cell>
              <table:table-cell office:value-type="float" office:value="499.5">
                <text:p>499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0000">
                <text:p>10000000</text:p>
              </table:table-cell>
              <table:table-cell office:value-type="float" office:value="704.5">
                <text:p>704.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24" chart:origin="0" chart:interval-major="128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200000" chart:origin="0" chart:interval-major="40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84cm" svg:height="10.539cm" xlink:href="." xlink:type="simple" chart:class="chart:scatter" chart:style-name="ch1">
        <chart:title svg:x="6.034cm" svg:y="0.346cm" chart:style-name="ch2">
          <text:p>Problem 3 - naive approach</text:p>
        </chart:title>
        <chart:plot-area chart:style-name="ch3" chart:data-source-has-labels="both" svg:x="1.364cm" svg:y="1.361cm" svg:width="15.967cm" svg:height="7.987cm">
          <chartooo:coordinate-region svg:x="2.541cm" svg:y="1.561cm" svg:width="14.233cm" svg:height="7.14cm"/>
          <chart:axis chart:dimension="x" chart:name="primary-x" chart:style-name="ch4" chartooo:axis-type="auto">
            <chart:title svg:x="9.197cm" svg:y="9.558cm" chart:style-name="ch5">
              <text:p>n</text:p>
            </chart:title>
            <chart:categories table:cell-range-address="local-table.$A$2:.$A$11"/>
            <chart:grid chart:style-name="ch6" chart:class="major"/>
          </chart:axis>
          <chart:axis chart:dimension="y" chart:name="primary-y" chart:style-name="ch7">
            <chart:title svg:x="0.451cm" svg:y="5.742cm" chart:style-name="ch8">
              <text:p>t[ms]</text:p>
            </chart:title>
            <chart:grid chart:style-name="ch6" chart:class="major"/>
          </chart:axis>
          <chart:series chart:style-name="ch9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00246">
                <text:p>0.0024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8176">
                <text:p>0.0081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25087">
                <text:p>0.0250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2283115">
                <text:p>0.22831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0.6775645">
                <text:p>0.67756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7.698459">
                <text:p>7.6984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61.8497935">
                <text:p>61.84979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802.8676255">
                <text:p>802.86762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2">
                <text:p>512</text:p>
              </table:table-cell>
              <table:table-cell office:value-type="float" office:value="11331.935567">
                <text:p>11331.9355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">
                <text:p>1024</text:p>
              </table:table-cell>
              <table:table-cell office:value-type="float" office:value="193346.505629">
                <text:p>193346.50562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4096" chart:origin="0" chart:interval-major="51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25cm" svg:height="12.077cm" xlink:href="." xlink:type="simple" chart:class="chart:scatter" chart:style-name="ch1">
        <chart:title svg:x="4.947cm" svg:y="0.377cm" chart:style-name="ch2">
          <text:p>Problem 3 - divide-and-conquer strategy</text:p>
        </chart:title>
        <chart:plot-area chart:style-name="ch3" chart:data-source-has-labels="both" svg:x="1.371cm" svg:y="1.423cm" svg:width="16.294cm" svg:height="9.432cm">
          <chartooo:coordinate-region svg:x="2.363cm" svg:y="1.622cm" svg:width="14.93cm" svg:height="8.586cm"/>
          <chart:axis chart:dimension="x" chart:name="primary-x" chart:style-name="ch4" chartooo:axis-type="auto">
            <chart:title svg:x="9.368cm" svg:y="11.096cm" chart:style-name="ch5">
              <text:p>n</text:p>
            </chart:title>
            <chart:categories table:cell-range-address="local-table.$A$2:.$A$13"/>
            <chart:grid chart:style-name="ch6" chart:class="major"/>
          </chart:axis>
          <chart:axis chart:dimension="y" chart:name="primary-y" chart:style-name="ch7">
            <chart:title svg:x="0.451cm" svg:y="6.527cm" chart:style-name="ch8">
              <text:p>t[ms]</text:p>
            </chart:title>
            <chart:grid chart:style-name="ch6" chart:class="major"/>
          </chart:axis>
          <chart:series chart:style-name="ch9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0037455">
                <text:p>0.003745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11695">
                <text:p>0.00116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3397">
                <text:p>0.0033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0133905">
                <text:p>0.01339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0.0486655">
                <text:p>0.04866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0.0821265">
                <text:p>0.08212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0.259308">
                <text:p>0.2593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1.4003115">
                <text:p>1.40031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2">
                <text:p>512</text:p>
              </table:table-cell>
              <table:table-cell office:value-type="float" office:value="6.9096005">
                <text:p>6.9096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">
                <text:p>1024</text:p>
              </table:table-cell>
              <table:table-cell office:value-type="float" office:value="24.9854805">
                <text:p>24.98548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8">
                <text:p>2048</text:p>
              </table:table-cell>
              <table:table-cell office:value-type="float" office:value="214.063933">
                <text:p>214.0639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96">
                <text:p>4096</text:p>
              </table:table-cell>
              <table:table-cell office:value-type="float" office:value="5529.353938">
                <text:p>5529.35393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